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20.16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5.72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13.62mm"/>
    </style:style>
    <style:style style:name="co39" style:family="table-column">
      <style:table-column-properties fo:break-before="auto" style:column-width="51.08mm"/>
    </style:style>
    <style:style style:name="co40" style:family="table-column">
      <style:table-column-properties fo:break-before="auto" style:column-width="50.57mm"/>
    </style:style>
    <style:style style:name="co41" style:family="table-column">
      <style:table-column-properties fo:break-before="auto" style:column-width="19.1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45.31mm"/>
    </style:style>
    <style:style style:name="co45" style:family="table-column">
      <style:table-column-properties fo:break-before="auto" style:column-width="44.54mm"/>
    </style:style>
    <style:style style:name="co46" style:family="table-column">
      <style:table-column-properties fo:break-before="auto" style:column-width="43.66mm"/>
    </style:style>
    <style:style style:name="co47" style:family="table-column">
      <style:table-column-properties fo:break-before="auto" style:column-width="43.39mm"/>
    </style:style>
    <style:style style:name="co48" style:family="table-column">
      <style:table-column-properties fo:break-before="auto" style:column-width="22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24.89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19.9mm"/>
    </style:style>
    <style:style style:name="co54" style:family="table-column">
      <style:table-column-properties fo:break-before="auto" style:column-width="47.15mm"/>
    </style:style>
    <style:style style:name="co55" style:family="table-column">
      <style:table-column-properties fo:break-before="auto" style:column-width="45.58mm"/>
    </style:style>
    <style:style style:name="co56" style:family="table-column">
      <style:table-column-properties fo:break-before="auto" style:column-width="21.96mm"/>
    </style:style>
    <style:style style:name="co57" style:family="table-column">
      <style:table-column-properties fo:break-before="auto" style:column-width="5.56mm"/>
    </style:style>
    <style:style style:name="co58" style:family="table-column">
      <style:table-column-properties fo:break-before="auto" style:column-width="15.35mm"/>
    </style:style>
    <style:style style:name="co59" style:family="table-column">
      <style:table-column-properties fo:break-before="auto" style:column-width="18.79mm"/>
    </style:style>
    <style:style style:name="co60" style:family="table-column">
      <style:table-column-properties fo:break-before="auto" style:column-width="17.73mm"/>
    </style:style>
    <style:style style:name="co61" style:family="table-column">
      <style:table-column-properties fo:break-before="auto" style:column-width="16.93mm"/>
    </style:style>
    <style:style style:name="co62" style:family="table-column">
      <style:table-column-properties fo:break-before="auto" style:column-width="18.26mm"/>
    </style:style>
    <style:style style:name="co63" style:family="table-column">
      <style:table-column-properties fo:break-before="auto" style:column-width="30.13mm"/>
    </style:style>
    <style:style style:name="co64" style:family="table-column">
      <style:table-column-properties fo:break-before="auto" style:column-width="29.86mm"/>
    </style:style>
    <style:style style:name="co65" style:family="table-column">
      <style:table-column-properties fo:break-before="auto" style:column-width="82.29mm"/>
    </style:style>
    <style:style style:name="co66" style:family="table-column">
      <style:table-column-properties fo:break-before="auto" style:column-width="20.11mm"/>
    </style:style>
    <style:style style:name="co67" style:family="table-column">
      <style:table-column-properties fo:break-before="auto" style:column-width="12.96mm"/>
    </style:style>
    <style:style style:name="co68" style:family="table-column">
      <style:table-column-properties fo:break-before="auto" style:column-width="21.17mm"/>
    </style:style>
    <style:style style:name="co69" style:family="table-column">
      <style:table-column-properties fo:break-before="auto" style:column-width="74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/>
          <table:table-cell table:style-name="ce57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6"/>
          <table:table-cell table:style-name="ce57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/>
          <table:table-cell table:style-name="ce57"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/>
          <table:table-cell table:style-name="ce57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67" table:number-columns-repeated="2"/>
          <table:table-cell table:number-columns-repeated="5"/>
          <table:table-cell table:style-name="Default"/>
          <table:table-cell/>
          <table:table-cell table:style-name="ce57"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A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B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C" calcext:value-type="string">
            <text:p>C</text:p>
          </table:table-cell>
          <table:table-cell table:style-name="ce57" table:number-columns-repeated="3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" calcext:value-type="string">
            <text:p>D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20M00S" calcext:value-type="time">
            <text:p>00:2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23M00S" calcext:value-type="time">
            <text:p>09:23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46M00S" calcext:value-type="time">
            <text:p>09:46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0H09M00S" calcext:value-type="time">
            <text:p>10:09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0H32M00S" calcext:value-type="time">
            <text:p>10:32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0H55M00S" calcext:value-type="time">
            <text:p>10:5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1H18M00S" calcext:value-type="time">
            <text:p>11:18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1H41M00S" calcext:value-type="time">
            <text:p>11:41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2H04M00S" calcext:value-type="time">
            <text:p>12:04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12H27M00S" calcext:value-type="time">
            <text:p>12:27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29]+[.$F$13]+[.$F$14]" office:value-type="time" office:time-value="PT09H23M00S" calcext:value-type="time">
            <text:p>09:23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" office:value-type="time" office:time-value="PT09H23M00S" calcext:value-type="time">
            <text:p>09:23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3]+[.$F$14]" office:value-type="time" office:time-value="PT09H46M00S" calcext:value-type="time">
            <text:p>09:46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" office:value-type="time" office:time-value="PT09H46M00S" calcext:value-type="time">
            <text:p>09:46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3]+[.$F$14]" office:value-type="time" office:time-value="PT10H09M00S" calcext:value-type="time">
            <text:p>10:09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4]" office:value-type="time" office:time-value="PT10H09M00S" calcext:value-type="time">
            <text:p>10:09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3]+[.$F$14]" office:value-type="time" office:time-value="PT10H32M00S" calcext:value-type="time">
            <text:p>10:32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6]" office:value-type="time" office:time-value="PT10H32M00S" calcext:value-type="time">
            <text:p>10:32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+[.$F$13]+[.$F$14]" office:value-type="time" office:time-value="PT10H55M00S" calcext:value-type="time">
            <text:p>10:5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8]" office:value-type="time" office:time-value="PT10H55M00S" calcext:value-type="time">
            <text:p>10:5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39]+[.$F$13]+[.$F$14]" office:value-type="time" office:time-value="PT11H18M00S" calcext:value-type="time">
            <text:p>11:18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0]" office:value-type="time" office:time-value="PT11H18M00S" calcext:value-type="time">
            <text:p>11:18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1]+[.$F$13]+[.$F$14]" office:value-type="time" office:time-value="PT11H41M00S" calcext:value-type="time">
            <text:p>11:41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2]" office:value-type="time" office:time-value="PT11H41M00S" calcext:value-type="time">
            <text:p>11:41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3]+[.$F$13]+[.$F$14]" office:value-type="time" office:time-value="PT12H04M00S" calcext:value-type="time">
            <text:p>12:04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4]" office:value-type="time" office:time-value="PT12H04M00S" calcext:value-type="time">
            <text:p>12:04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N$4]" office:value-type="string" office:string-value="C" calcext:value-type="string">
            <text:p>C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5]+[.$F$13]+[.$F$14]" office:value-type="time" office:time-value="PT12H27M00S" calcext:value-type="time">
            <text:p>12:27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46]" office:value-type="time" office:time-value="PT12H27M00S" calcext:value-type="time">
            <text:p>12:27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d</text:p>
          </table:table-cell>
          <table:table-cell table:number-columns-repeated="1012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c</text:p>
          </table:table-cell>
          <table:table-cell table:number-columns-repeated="1012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L2]" office:value-type="time" office:time-value="PT09H00M00S" calcext:value-type="time">
            <text:p>09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1" table:formula="of:=[.A38]" office:value-type="time" office:time-value="PT09H00M00S" calcext:value-type="time">
            <text:p>09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38]+[.$F$8]+[.$F$9]" office:value-type="time" office:time-value="PT09H15M00S" calcext:value-type="time">
            <text:p>09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formula="of:=[.$N$2]" office:value-type="string" office:string-value="A" calcext:value-type="string">
            <text:p>A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" office:value-type="time" office:time-value="PT09H15M00S" calcext:value-type="time">
            <text:p>09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0]+[.$F$8]+[.$F$9]" office:value-type="time" office:time-value="PT09H30M00S" calcext:value-type="time">
            <text:p>09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7]" office:value-type="string" office:string-value="F" calcext:value-type="string">
            <text:p>F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style-name="Default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1" table:formula="of:=[.A42]" office:value-type="time" office:time-value="PT09H30M00S" calcext:value-type="time">
            <text:p>09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style-name="Default" table:formula="of:=[.$N$5]" office:value-type="string" office:string-value="D" calcext:value-type="string">
            <text:p>D</text:p>
          </table:table-cell>
          <table:table-cell table:style-name="Default" table:formula="of:=[.$N$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2]+[.$F$8]+[.$F$9]" office:value-type="time" office:time-value="PT09H45M00S" calcext:value-type="time">
            <text:p>09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style-name="Default" table:formula="of:=[.$N$3]" office:value-type="string" office:string-value="B" calcext:value-type="string">
            <text:p>B</text:p>
          </table:table-cell>
          <table:table-cell table:style-name="Default" table:formula="of:=[.$N$4]" office:value-type="string" office:string-value="C" calcext:value-type="string">
            <text:p>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61" table:formula="of:=[.A44]" office:value-type="time" office:time-value="PT09H45M00S" calcext:value-type="time">
            <text:p>09:4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5]" office:value-type="string" office:string-value="D" calcext:value-type="string">
            <text:p>D</text:p>
          </table:table-cell>
          <table:table-cell table:formula="of:=[.$N$2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4]+[.$F$8]+[.$F$9]" office:value-type="time" office:time-value="PT10H00M00S" calcext:value-type="time">
            <text:p>10:0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61" table:formula="of:=[.A46]" office:value-type="time" office:time-value="PT10H00M00S" calcext:value-type="time">
            <text:p>10:0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4]" office:value-type="string" office:string-value="C" calcext:value-type="string">
            <text:p>C</text:p>
          </table:table-cell>
          <table:table-cell table:formula="of:=[.$N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61" table:formula="of:=[.A46]+[.$F$8]+[.$F$9]" office:value-type="time" office:time-value="PT10H15M00S" calcext:value-type="time">
            <text:p>10:1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7]" office:value-type="string" office:string-value="F" calcext:value-type="string">
            <text:p>F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61" table:formula="of:=[.A48]" office:value-type="time" office:time-value="PT10H15M00S" calcext:value-type="time">
            <text:p>10:15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61" table:formula="of:=[.A48]+[.$F$8]+[.$F$9]" office:value-type="time" office:time-value="PT10H30M00S" calcext:value-type="time">
            <text:p>10:30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3]" office:value-type="string" office:string-value="B" calcext:value-type="string">
            <text:p>B</text:p>
          </table:table-cell>
          <table:table-cell table:formula="of:=[.$N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61" table:formula="of:=[.A50]" office:value-type="time" office:time-value="PT10H30M00S" calcext:value-type="time">
            <text:p>10:30:00</text:p>
          </table:table-cell>
          <table:table-cell table:style-name="Default" table:formula="of:=[.$L$5]" office:value-type="string" office:string-value="Feld 2" calcext:value-type="string">
            <text:p>Feld 2</text:p>
          </table:table-cell>
          <table:table-cell table:formula="of:=[.$N$2]" office:value-type="string" office:string-value="A" calcext:value-type="string">
            <text:p>A</text:p>
          </table:table-cell>
          <table:table-cell table:formula="of:=[.$N$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 table:style-name="ce61" table:formula="of:=[.A50]+[.$F$8]+[.$F$9]" office:value-type="time" office:time-value="PT10H45M00S" calcext:value-type="time">
            <text:p>10:45:00</text:p>
          </table:table-cell>
          <table:table-cell table:style-name="Default" table:formula="of:=[.$L$4]" office:value-type="string" office:string-value="Feld 1" calcext:value-type="string">
            <text:p>Feld 1</text:p>
          </table:table-cell>
          <table:table-cell table:formula="of:=[.$N$6]" office:value-type="string" office:string-value="E" calcext:value-type="string">
            <text:p>E</text:p>
          </table:table-cell>
          <table:table-cell table:formula="of:=[.$N$7]" office:value-type="string" office:string-value="F" calcext:value-type="string">
            <text:p>F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Name</text:p>
          </table:table-cell>
          <table:table-cell table:style-name="ce56" table:number-columns-repeated="2"/>
          <table:table-cell table:style-name="ce57"/>
          <table:table-cell table:number-columns-repeated="7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Falke Nürnberg 1" calcext:value-type="string">
            <text:p>DJK Falke Nürnberg 1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DJK Königsfeld" calcext:value-type="string">
            <text:p>DJK Königsfeld</text:p>
          </table:table-cell>
          <table:table-cell table:style-name="ce56" table:number-columns-repeated="2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6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7]" office:value-type="string" office:string-value="SG Walberla" calcext:value-type="string">
            <text:p>SG Walberla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6" table:formula="of:=[.$N$5]" office:value-type="string" office:string-value="SG Gaustadt 2" calcext:value-type="string">
            <text:p>SG Gaustadt 2</text:p>
          </table:table-cell>
          <table:table-cell table:style-name="ce56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A21]+[.$F$8]+[.$F$9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6" table:formula="of:=[.$N$3]" office:value-type="string" office:string-value="DJK Don Bosco Bamberg 2" calcext:value-type="string">
            <text:p>DJK Don Bosco Bamberg 2</text:p>
          </table:table-cell>
          <table:table-cell table:style-name="ce56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weiß" calcext:value-type="string">
            <text:p>weiß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rot" calcext:value-type="string">
            <text:p>rot</text:p>
          </table:table-cell>
          <table:table-cell table:style-name="ce57" table:formula="of:=[.$N$6]" office:value-type="string" office:string-value="DJK Königsfeld" calcext:value-type="string">
            <text:p>DJK Königsfeld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6" table:number-columns-repeated="3"/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6"/>
          <table:table-cell table:style-name="ce65"/>
          <table:table-cell table:style-name="ce67" table:number-columns-repeated="2"/>
          <table:table-cell table:style-name="ce65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default-cell-style-name="ce59"/>
        <table:table-column table:style-name="co34" table:default-cell-style-name="ce59"/>
        <table:table-column table:style-name="co23" table:default-cell-style-name="ce59"/>
        <table:table-column table:style-name="co35" table:default-cell-style-name="ce59"/>
        <table:table-column table:style-name="co36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V DJK Eggolsheim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 table:number-columns-repeated="2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V DJK Eggolsheim" calcext:value-type="string">
            <text:p>SV DJK Eggolsheim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style-name="ce57"/>
          <table:table-cell table:number-columns-repeated="6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ce58"/>
          <table:table-cell table:number-columns-repeated="6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6"/>
          <table:table-cell table:style-name="ce57"/>
          <table:table-cell table:style-name="ce58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DJK Königsfeld" calcext:value-type="string">
            <text:p>DJK Königsfeld</text:p>
          </table:table-cell>
          <table:table-cell table:style-name="ce56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5"/>
          <table:table-cell table:style-name="ce57"/>
          <table:table-cell table:style-name="ce5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4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/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6]" office:value-type="string" office:string-value="SV DJK Eggolsheim" calcext:value-type="string">
            <text:p>SV DJK Eggolsheim</text:p>
          </table:table-cell>
          <table:table-cell table:style-name="ce56"/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Königsfeld" calcext:value-type="string">
            <text:p>DJK Königsfel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5"/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/>
          <table:table-cell table:style-name="ce57" table:number-columns-repeated="6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4"/>
          <table:table-cell table:style-name="ce57" table:number-columns-repeated="3"/>
          <table:table-cell table:number-columns-repeated="1017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25" table:default-cell-style-name="ce59"/>
        <table:table-column table:style-name="co41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3">
        <table:table-column table:style-name="co43" table:default-cell-style-name="ce58"/>
        <table:table-column table:style-name="co43" table:default-cell-style-name="ce56"/>
        <table:table-column table:style-name="co44" table:default-cell-style-name="ce56"/>
        <table:table-column table:style-name="co45" table:default-cell-style-name="ce56"/>
        <table:table-column table:style-name="co43" table:number-columns-repeated="2" table:default-cell-style-name="ce57"/>
        <table:table-column table:style-name="co43" table:number-columns-repeated="5" table:default-cell-style-name="ce59"/>
        <table:table-column table:style-name="co43" table:default-cell-style-name="Default"/>
        <table:table-column table:style-name="co43" table:number-columns-repeated="3" table:default-cell-style-name="ce59"/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table:style-name="ce59"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 table:style-name="ce59"/>
          <table:table-cell table:style-name="Default"/>
          <table:table-cell table:style-name="ce59"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/>
          <table:table-cell table:style-name="ce59"/>
          <table:table-cell/>
          <table:table-cell office:value-type="string" calcext:value-type="string">
            <text:p>DJK Falke Nürnberg</text:p>
          </table:table-cell>
          <table:table-cell/>
        </table:table-row>
        <table:table-row table:style-name="ro1">
          <table:table-cell table:style-name="Default"/>
          <table:table-cell table:style-name="ce59"/>
          <table:table-cell table:style-name="Default"/>
          <table:table-cell table:style-name="ce59" table:number-columns-repeated="3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table:style-name="ce59"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ce59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/>
        </table:table-row>
        <table:table-row table:style-name="ro1">
          <table:table-cell table:style-name="ce59" table:number-columns-repeated="2"/>
          <table:table-cell table:style-name="Default"/>
          <table:table-cell table:style-name="ce59" table:number-columns-repeated="3"/>
          <table:table-cell table:number-columns-repeated="2"/>
          <table:table-cell table:style-name="Default" table:number-columns-repeated="2"/>
          <table:table-cell/>
          <table:table-cell table:style-name="ce59"/>
          <table:table-cell/>
          <table:table-cell office:value-type="string" calcext:value-type="string">
            <text:p>DJK Teuchatz</text:p>
          </table:table-cell>
          <table:table-cell/>
        </table:table-row>
        <table:table-row table:style-name="ro1">
          <table:table-cell table:style-name="ce56"/>
          <table:table-cell table:style-name="ce57"/>
          <table:table-cell office:value-type="string" calcext:value-type="string">
            <text:p>Name</text:p>
          </table:table-cell>
          <table:table-cell table:style-name="ce57"/>
          <table:table-cell table:number-columns-repeated="4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2]" office:value-type="string" office:string-value="SG Sambach/Herrnsdorf" calcext:value-type="string">
            <text:p>SG Sambach/Herrnsdorf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59"/>
          <table:table-cell table:number-columns-repeated="3"/>
        </table:table-row>
        <table:table-row table:style-name="ro1">
          <table:table-cell table:style-name="ce56"/>
          <table:table-cell table:style-name="ce57"/>
          <table:table-cell table:formula="of:=[.$N3]" office:value-type="string" office:string-value="DJK Falke Nürnberg" calcext:value-type="string">
            <text:p>DJK Falke Nürnberg</text:p>
          </table:table-cell>
          <table:table-cell table:style-name="ce57"/>
          <table:table-cell/>
          <table:table-cell table:style-name="ce5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4]" office:value-type="string" office:string-value="SG Gaustadt 1" calcext:value-type="string">
            <text:p>SG Gaustadt 1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6"/>
          <table:table-cell table:style-name="ce57"/>
          <table:table-cell table:formula="of:=[.$N5]" office:value-type="string" office:string-value="SG Gaustadt 2" calcext:value-type="string">
            <text:p>SG Gaustadt 2</text:p>
          </table:table-cell>
          <table:table-cell table:style-name="ce57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57" table:number-columns-repeated="2"/>
          <table:table-cell table:formula="of:=[.$N6]" office:value-type="string" office:string-value="DJK Teuchatz" calcext:value-type="string">
            <text:p>DJK Teuchatz</text:p>
          </table:table-cell>
          <table:table-cell table:style-name="ce57"/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5"/>
          <table:table-cell table:style-name="ce59"/>
          <table:table-cell table:number-columns-repeated="3"/>
        </table:table-row>
        <table:table-row table:style-name="ro1">
          <table:table-cell table:style-name="ce57" table:number-columns-repeated="2"/>
          <table:table-cell table:style-name="ce60"/>
          <table:table-cell table:style-name="ce57"/>
          <table:table-cell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9"/>
        </table:table-row>
        <table:table-row table:style-name="ro1">
          <table:table-cell table:style-name="ce56"/>
          <table:table-cell/>
          <table:table-cell table:style-name="ce62" office:value-type="string" calcext:value-type="string">
            <text:p>Spielplan</text:p>
          </table:table-cell>
          <table:table-cell table:number-columns-repeated="12"/>
        </table:table-row>
        <table:table-row table:style-name="ro1">
          <table:table-cell table:formula="of:=[.$L$2]" office:value-type="time" office:time-value="PT13H30M00S" calcext:value-type="time">
            <text:p>13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16]" office:value-type="time" office:time-value="PT13H30M00S" calcext:value-type="time">
            <text:p>13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17]+[.$F$13]+[.$F$14]" office:value-type="time" office:time-value="PT13H45M00S" calcext:value-type="time">
            <text:p>13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11"/>
        </table:table-row>
        <table:table-row table:style-name="ro1">
          <table:table-cell table:formula="of:=[.$A18]" office:value-type="time" office:time-value="PT13H45M00S" calcext:value-type="time">
            <text:p>13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6"/>
          <table:table-cell table:number-columns-repeated="6"/>
          <table:table-cell table:style-name="ce59"/>
          <table:table-cell table:number-columns-repeated="3"/>
        </table:table-row>
        <table:table-row table:style-name="ro1">
          <table:table-cell table:formula="of:=[.$A19]+[.$F$13]+[.$F$14]" office:value-type="time" office:time-value="PT14H00M00S" calcext:value-type="time">
            <text:p>14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0]" office:value-type="time" office:time-value="PT14H00M00S" calcext:value-type="time">
            <text:p>14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1]+[.$F$13]+[.$F$14]" office:value-type="time" office:time-value="PT14H15M00S" calcext:value-type="time">
            <text:p>14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2]" office:value-type="time" office:time-value="PT14H15M00S" calcext:value-type="time">
            <text:p>14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formula="of:=[.$A23]+[.$F$13]+[.$F$14]" office:value-type="time" office:time-value="PT14H30M00S" calcext:value-type="time">
            <text:p>14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4]" office:value-type="time" office:time-value="PT14H30M00S" calcext:value-type="time">
            <text:p>14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5]+[.$F$13]+[.$F$14]" office:value-type="time" office:time-value="PT14H45M00S" calcext:value-type="time">
            <text:p>14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26]" office:value-type="time" office:time-value="PT14H45M00S" calcext:value-type="time">
            <text:p>14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27]+[.$F$13]+[.$F$14]" office:value-type="time" office:time-value="PT15H00M00S" calcext:value-type="time">
            <text:p>15:0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28]" office:value-type="time" office:time-value="PT15H00M00S" calcext:value-type="time">
            <text:p>15:0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6"/>
          <table:table-cell table:number-columns-repeated="10"/>
        </table:table-row>
        <table:table-row table:style-name="ro1">
          <table:table-cell table:formula="of:=[.$A29]+[.$F$13]+[.$F$14]" office:value-type="time" office:time-value="PT15H15M00S" calcext:value-type="time">
            <text:p>15:1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number-columns-repeated="11"/>
        </table:table-row>
        <table:table-row table:style-name="ro1">
          <table:table-cell table:formula="of:=[.$A30]" office:value-type="time" office:time-value="PT15H15M00S" calcext:value-type="time">
            <text:p>15:1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2]" office:value-type="string" office:string-value="SG Sambach/Herrnsdorf" calcext:value-type="string">
            <text:p>SG Sambach/Herrnsdorf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number-columns-repeated="11"/>
        </table:table-row>
        <table:table-row table:style-name="ro1">
          <table:table-cell table:formula="of:=[.$A31]+[.$F$13]+[.$F$14]" office:value-type="time" office:time-value="PT15H30M00S" calcext:value-type="time">
            <text:p>15:30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number-columns-repeated="11"/>
        </table:table-row>
        <table:table-row table:style-name="ro1">
          <table:table-cell table:formula="of:=[.$A32]" office:value-type="time" office:time-value="PT15H30M00S" calcext:value-type="time">
            <text:p>15:30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formula="of:=[.$N$4]" office:value-type="string" office:string-value="SG Gaustadt 1" calcext:value-type="string">
            <text:p>SG Gaustadt 1</text:p>
          </table:table-cell>
          <table:table-cell table:formula="of:=[.$N$6]" office:value-type="string" office:string-value="DJK Teuchatz" calcext:value-type="string">
            <text:p>DJK Teuchatz</text:p>
          </table:table-cell>
          <table:table-cell table:number-columns-repeated="11"/>
        </table:table-row>
        <table:table-row table:style-name="ro1">
          <table:table-cell table:formula="of:=[.$A33]+[.$F$13]+[.$F$14]" office:value-type="time" office:time-value="PT15H45M00S" calcext:value-type="time">
            <text:p>15:45:00</text:p>
          </table:table-cell>
          <table:table-cell table:formula="of:=[.$L$4]" office:value-type="string" office:string-value="blau" calcext:value-type="string">
            <text:p>blau</text:p>
          </table:table-cell>
          <table:table-cell table:formula="of:=[.$N$5]" office:value-type="string" office:string-value="SG Gaustadt 2" calcext:value-type="string">
            <text:p>SG Gaustadt 2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>
          <table:table-cell table:formula="of:=[.$A34]" office:value-type="time" office:time-value="PT15H45M00S" calcext:value-type="time">
            <text:p>15:45:00</text:p>
          </table:table-cell>
          <table:table-cell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formula="of:=[.$N$3]" office:value-type="string" office:string-value="DJK Falke Nürnberg" calcext:value-type="string">
            <text:p>DJK Falke Nürnberg</text:p>
          </table:table-cell>
          <table:table-cell table:number-columns-repeated="7"/>
          <table:table-cell table:style-name="ce5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56"/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 table:number-rows-repeated="7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6" table:default-cell-style-name="ce59"/>
        <table:table-column table:style-name="co47" table:default-cell-style-name="ce59"/>
        <table:table-column table:style-name="co1" table:default-cell-style-name="ce59"/>
        <table:table-column table:style-name="co48" table:default-cell-style-name="ce59"/>
        <table:table-column table:style-name="co24" table:default-cell-style-name="ce59"/>
        <table:table-column table:style-name="co49" table:default-cell-style-name="ce59"/>
        <table:table-column table:style-name="co50" table:default-cell-style-name="ce59"/>
        <table:table-column table:style-name="co26" table:default-cell-style-name="ce59"/>
        <table:table-column table:style-name="co21" table:default-cell-style-name="ce59"/>
        <table:table-column table:style-name="co51" table:default-cell-style-name="ce59"/>
        <table:table-column table:style-name="co25" table:default-cell-style-name="ce59"/>
        <table:table-column table:style-name="co52" table:default-cell-style-name="ce59"/>
        <table:table-column table:style-name="co53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/>
          <table:table-cell table:style-name="ce57"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/>
          <table:table-cell table:style-name="ce57" office:value-type="string" calcext:value-type="string">
            <text:p>SV-DJK Sambach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table:style-name="ce57" office:value-type="string" calcext:value-type="string">
            <text:p>DJK BFC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/>
          <table:table-cell table:style-name="ce57"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/>
          <table:table-cell table:style-name="ce57" office:value-type="string" calcext:value-type="string">
            <text:p>DJK Teutonia Gaustad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57"/>
          <table:table-cell table:number-columns-repeated="1010"/>
        </table:table-row>
        <table:table-row table:style-name="ro1">
          <table:table-cell table:style-name="ce65" table:number-columns-repeated="2"/>
          <table:table-cell table:style-name="ce67"/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2]" office:value-type="string" office:string-value="SV-DJK Sambach" calcext:value-type="string">
            <text:p>SV-DJK Sambach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3]" office:value-type="string" office:string-value="DJK BFC Nürnberg" calcext:value-type="string">
            <text:p>DJK BFC Nürnberg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4]" office:value-type="string" office:string-value="DJK Don Bosco Bamberg" calcext:value-type="string">
            <text:p>DJK Don Bosco Bamberg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6" table:formula="of:=[.$N5]" office:value-type="string" office:string-value="DJK Teutonia Gaustadt" calcext:value-type="string">
            <text:p>DJK Teutonia Gaustadt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$F$9]+[.$F$10]" office:value-type="time" office:time-value="PT17H45M00S" calcext:value-type="time">
            <text:p>17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18H00M00S" calcext:value-type="time">
            <text:p>18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9]+[.$F$10]" office:value-type="time" office:time-value="PT18H15M00S" calcext:value-type="time">
            <text:p>18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18H30M00S" calcext:value-type="time">
            <text:p>18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9]+[.$F$10]" office:value-type="time" office:time-value="PT18H45M00S" calcext:value-type="time">
            <text:p>18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9]+[.$F$10]" office:value-type="time" office:time-value="PT19H15M00S" calcext:value-type="time">
            <text:p>19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9H30M00S" calcext:value-type="time">
            <text:p>19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9]+[.$F$10]" office:value-type="time" office:time-value="PT19H45M00S" calcext:value-type="time">
            <text:p>19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20H00M00S" calcext:value-type="time">
            <text:p>2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V-DJK Sambach" calcext:value-type="string">
            <text:p>SV-DJK Sambach</text:p>
          </table:table-cell>
          <table:table-cell table:style-name="ce57" table:formula="of:=[.$N$4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9]+[.$F$10]" office:value-type="time" office:time-value="PT20H15M00S" calcext:value-type="time">
            <text:p>2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Teutonia Gaustadt" calcext:value-type="string">
            <text:p>DJK Teutonia Gaustadt</text:p>
          </table:table-cell>
          <table:table-cell table:style-name="ce57" table:formula="of:=[.$N$3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4"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number-columns-repeated="1014" table:default-cell-style-name="ce59"/>
        <table:table-row table:style-name="ro7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8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7" table:default-cell-style-name="ce105"/>
        <table:table-column table:style-name="co68" table:default-cell-style-name="ce59"/>
        <table:table-column table:style-name="co69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V DJK Eggolsheim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4])" office:value-type="float" office:value="52" calcext:value-type="float">
            <text:p>52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.00.0000</text:date>, <text:time style:data-style-name="N2" text:time-value="18:51:04.0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30T21:03:46.327000000</dc:date>
    <meta:editing-cycles>215</meta:editing-cycles>
    <meta:editing-duration>PT22H1M24S</meta:editing-duration>
    <meta:document-statistic meta:table-count="20" meta:cell-count="2664" meta:object-count="0"/>
  </office:meta>
</office:document-meta>
</file>